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language="pt" fo:country="PT"/>
    </style:style>
    <style:style style:name="P3" style:family="paragraph" style:parent-style-name="Standard">
      <style:paragraph-properties style:writing-mode="lr-tb"/>
      <style:text-properties fo:language="pt" fo:country="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language="pt" fo:country="PT"/>
    </style:style>
    <style:style style:name="T3" style:family="text">
      <style:text-properties fo:language="pt" fo:country="PT" fo:font-weight="bold" style:font-weight-asian="bold" style:font-weight-complex="bol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>
        <form:form form:name="text_form" form:apply-filter="true" form:method="post" form:control-implementation="ooo:com.sun.star.form.component.Form" office:target-frame="" xlink:href="../../../../../../../" xlink:type="simple">
          <form:properties>
            <form:property form:property-name="PropertyChangeNotificationEnabled" office:value-type="boolean" office:boolean-value="true"/>
          </form:properties>
        </form:form>
        <form:form form:name="text_form" form:apply-filter="true" form:method="post" form:control-implementation="ooo:com.sun.star.form.component.Form" office:target-frame="" xlink:href="../../../../../../../" xlink:type="simple">
          <form:properties>
            <form:property form:property-name="PropertyChangeNotificationEnabled" office:value-type="boolean" office:boolean-value="true"/>
          </form:properties>
        </form:form>
        <form:form form:name="text_form" form:apply-filter="true" form:method="post" form:control-implementation="ooo:com.sun.star.form.component.Form" office:target-frame="" xlink:href="../../../../../../../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posicionamento</text:p>
      <text:p text:style-name="Standard">A idéia por trás posicionamento é bastante simples. Ele permite que você para definir exatamente onde caixas aparece em relação a onde eles normalmente seria, ou posicioná-los <text:s/>em relação a um elemento pai, um outro elemento, ou mesmo para a janela de visualização (por exemplo, a</text:p>
      <text:p text:style-name="Standard">janela de navegador) em si.</text:p>
      <text:p text:style-name="P1">Conceitos básicos</text:p>
      <text:p text:style-name="Standard">Antes de nos aprofundarmos os diferentes tipos de posicionamento, é uma boa idéia de olhar para o que existem tipos e como eles diferem. Nós também precisará definir algumas idéias básicas que são fundamental para a compreensão de como o posicionamento funciona.</text:p>
      <text:p text:style-name="P1">Tipos de Posicionamento</text:p>
      <text:p text:style-name="Standard">Você pode escolher um dos cinco tipos diferentes de posicionamento, que afetam a forma como o elemento a caixa de mento é gerado, usando a propriedade posição.</text:p>
      <text:p text:style-name="Standard"/>
      <text:p text:style-name="P1">position</text:p>
      <text:p text:style-name="Standard"><text:span text:style-name="T1">Values:</text:span> static | relative | sticky | absolute | fixed | inherit</text:p>
      <text:p text:style-name="Standard"><text:span text:style-name="T1">Initial value:</text:span> static</text:p>
      <text:p text:style-name="Standard"><text:span text:style-name="T1">Applies to</text:span>: All elements</text:p>
      <text:p text:style-name="Standard"><text:span text:style-name="T1">Inherited:</text:span> No</text:p>
      <text:p text:style-name="Standard"><text:span text:style-name="T1">Computed value:</text:span> As specified</text:p>
      <text:p text:style-name="Standard"/>
      <text:p text:style-name="P3"><text:bookmark text:name="result_box"/>Os valores de posição têm os seguintes significados:</text:p>
      <text:p text:style-name="P3"><text:span text:style-name="T1">estático</text:span> </text:p>
      <text:p text:style-name="P3">caixa do elemento é gerado como normal. elementos nível de bloco gerar um rectan-caixa de gular que faz parte do fluxo do documento, e de nível de linha caixas de fazer com que a cria- ção de uma ou mais caixas de linha que são fluiu dentro de seu elemento pai.<text:line-break/><text:span text:style-name="T1">relativo</text:span><text:line-break/>caixa do elemento é compensado por alguma distância. O elemento que mantém a forma<text:line-break/>teria tido se não fosse posicionado, e o espaço que o elemento faria ordinariamente ter ocupado é preservada.<text:line-break/><text:span text:style-name="T1">absoluto</text:span><text:line-break/>A caixa de elemento é completamente removido do fluxo do documento e<text:line-break/>posicionada em relação ao seu bloco contendo, que pode ser um outro elemento em<text:line-break/>o documento ou o bloco inicial contendo (descrito na próxima seção).<text:line-break/>Seja qual for o espaço que o elemento pode ter ocupado no fluxo de documentos normais<text:line-break/>é fechado para cima, como se o elemento não existia. O elemento posicionado ge-<text:line-break/>Ates uma caixa de nível de bloco, independentemente do tipo de caixa que teria gerado se<text:line-break/>estavam no fluxo normal.<text:line-break/><text:span text:style-name="T1">fixo</text:span><text:line-break/>caixa do elemento se comporta como se ele foi definido como absoluto, mas a sua contendo<text:line-break/>bloco é a própria janela.</text:p>
      <text:p text:style-name="P3"><text:bookmark text:name="result_box1"/><text:span text:style-name="T1">Sticky</text:span><text:line-break/>O elemento é deixado no fluxo normal até que as condições que desencadeiam o seu sticki-<text:line-break/>ness vir a passar, altura em que é removido do fluxo normal, mas a sua ori-<text:line-break/>Inal espaço no fluxo normal é preservada. Será, então, agir como se absolutamente<text:line-break/>posicionada em relação ao seu bloco contendo. Uma vez que as condições de aplicação<text:line-break/>viscosidade não forem cumpridas, o elemento é retornado ao fluxo normal na sua<text:line-break/>espaço original.<text:line-break/>Não se preocupe tanto com os detalhes agora, como vamos olhar para cada um destes tipos<text:line-break/>de posicionamento mais tarde. Antes de fazermos isso, precisamos discutir contendo blocos.<text:line-break/><text:span text:style-name="T1">O bloco contendo</text:span><text:line-break/>Em termos gerais, um bloco que contém é a caixa que contém outro elemento. como<text:line-break/><text:soft-page-break/>exemplo, no caso de fluxo normal, o elemento de raiz (HTML em HTML) é a que contenha<text:line-break/>de blocos para o elemento do corpo, que é por sua vez, o bloco contendo para todos os seus filhos,<text:line-break/>e assim por diante. Quando se trata de posicionamento, o bloco contendo depende inteiramente<text:line-break/>o tipo de posicionamento.<text:line-break/>2 | posicionamento<text:line-break/>Para um elemento não-raiz cujo valor posição é relativa ou estático, a sua contendo<text:line-break/>bloco é formado pela borda conteúdo do,-célula da tabela de nível de bloco mais próximo, ou inline-bloquear caixa de ancestral.<text:line-break/>Para um elemento não-raiz que tem um valor de posição de absoluto, seu bloco contendo é<text:line-break/>definido para o antepassado mais próxima (de qualquer tipo) que tem um valor de posição diferente estática.<text:line-break/>Isto acontece da seguinte forma:<text:line-break/>• Se a nível de bloco o ancestral é, o bloco contendo está definido para ser pad- desse elemento<text:line-break/>borda ding; Em outras palavras, a área que seria delimitada por uma fronteira.<text:line-break/>• Se o ancestral é inline-nível, o bloco contendo está definido para a borda conteúdo do<text:line-break/>antepassado. Na esquerda para a direita línguas, o topo e à esquerda do bloco que contém são<text:line-break/>as bordas de conteúdo superior e esquerda da primeira caixa no ancestral e o fundo e<text:line-break/>bordas direita são as bordas de conteúdo inferior e direita da última caixa. Na direita para a esquerda línguas, a borda direita do bloco que contém corresponde ao conteúdo certo<text:line-break/>extremidade da primeira caixa, e à esquerda é retirado da última caixa. A parte superior e inferior<text:line-break/>são os mesmos.<text:line-break/>• Se não houver antepassados, em seguida, que contém o bloco do elemento é definido como sendo o inicial contendo bloco.<text:line-break/>Há uma variante interessante para as regras contendo-bloco quando se trata de sticky-<text:line-break/>elementos posicionados, o que é que um rectângulo é definido em relação à contendo<text:line-break/>bloco chamado retângulo sticky-restrição. Este retângulo tem tudo a ver com<text:line-break/>como funciona posicionamento pegajosa, e será explicada em plena mais tarde, em "pegajosa Posições-<text:line-break/>ing "na página 36.<text:line-break/>Um ponto importante: po<text:bookmark text:name="result_box2"/>int: posicionado elementos podem ser colocados fora de sua contenção<text:line-break/>ing bloco. Isto é muito semelhante à maneira pela qual elementos flutuantes podem utilizar negativo<text:line-break/>margens para flutuar fora da área de conteúdo do seu pai. Ela sugere também que o termo<text:line-break/>"Contendo bloco" realmente deve ser "contexto de posicionamento", mas desde que a especificação<text:line-break/>usa "contendo bloco," assim vai I. (eu tento minimizar a confusão. Realmente!)<text:line-break/><text:span text:style-name="T1">propriedades de deslocamento</text:span><text:line-break/>Quatro dos regimes de posicionamento descritos na secção anterior, relativa e absoluta,<text:line-break/>pegajosas, e de uso fixo quatro propriedades distintas para descrever o deslocamento de um posicionada<text:line-break/>os lados do elemento com relação ao seu bloco contendo. Estas quatro propriedades, que são<text:line-break/>referido como as propriedades de deslocamento, são uma grande parte do que faz o trabalho de posicionamento.</text:p>
      <text:p text:style-name="P3"><text:line-break/>top, right, bottom, left</text:p>
      <text:p text:style-name="P3">Values: &lt;length&gt; | &lt;percentage&gt; | auto | inherit</text:p>
      <text:p text:style-name="P3">Initial value: auto</text:p>
      <text:p text:style-name="P3">Applies to: Positioned elements</text:p>
      <text:p text:style-name="P3">Inherited: No</text:p>
      <text:p text:style-name="P3">Percentages: Refer to the height of the containing block for top and bottom, and the width of the</text:p>
      <text:p text:style-name="P3"><text:s text:c="12"/>containing block for right and left</text:p>
      <text:p text:style-name="P3">Computed value: For relative or sticky-positioned elements, see the sections on those</text:p>
      <text:p text:style-name="P3">positioning types. For static elements, auto; for length values, the corresponding</text:p>
      <text:p text:style-name="P3">absolute length; for percentage values, the specified value; otherwise, auto</text:p>
      <text:p text:style-name="P3"><text:bookmark text:name="result_box3"/><text:soft-page-break/>Estas propriedades descrevem um deslocamento a partir do lado mais próximo do bloco contendo (assim o termo propriedades de deslocamento). Por exemplo, superior descreve o quão longe da borda da margem superior da o elemento posicionado deve ser colocado a partir do topo do seu bloco contendo. No caso de topo, valores positivos mover a borda da margem superior do elemento posicionado descendente, enquanto os valores negativos movê-lo acima do topo do seu bloco contendo. seme-cularmente, esquerda descreve o quão longe para a direita (para valores positivos) ou para a esquerda (para va- negativo<text:line-break/>ues) a borda margem esquerda do elemento posicionado é a partir da borda esquerda do<text:line-break/>contendo bloco. Os valores positivos irá deslocar a borda da margem do elemento posicionado<text:line-break/>para a direita, e valores negativos irão movê-lo para a esquerda.<text:line-break/>Outra maneira de olhar para ele é que valores positivos causar deslocamentos para dentro, que se deslocam as arestas viradas para o centro do bloco que contém, e valores negativos saída causar<text:line-break/>offsets ala.<text:line-break/>A implicação de compensar as bordas de margem de um elemento posicionado é que every-<text:line-break/>coisa sobre um elemento-margens, bordas, preenchimento e conteúdo é movido em<text:line-break/>o processo [de posicionamento do elemento. Assim, é possível definir as margens, bordas,<text:line-break/>e preenchimento para um elemento posicionado; estes serão preservados e mantidos com o<text:line-break/>elemento posicionado, e que irá ser contida dentro da área definida pelo deslocamento<text:line-break/>propriedades.<text:line-break/>É importante lembrar que as propriedades de deslocamento definem um deslocamento do analo-<text:line-break/>lado Gous (por exemplo, esquerda define o deslocamento do lado esquerdo) do bloco que contém, não<text:line-break/>4<text:line-break/>|<text:line-break/>posicionamento<text:line-break/>www.it-ebooks.info<text:line-break/>a partir do canto superior esquerdo do bloco contendo. É por isso que, por exemplo, de uma maneira<text:line-break/>para encher o canto inferior direito de um bloco contendo é usar estes valores:</text:p>
      <text:p text:style-name="P3"/>
      <text:p text:style-name="P3"/>
      <text:p text:style-name="P2"><text:bookmark text:name="result_box4"/>Neste exemplo, a aresta exterior esquerdo do elemento posicionado está colocado a meio caminho entre o contendo bloco. Este é o seu deslocamento a partir da margem esquerda do bloco que contém. o<text:line-break/>-aresta exterior direita do elemento posicionado, no entanto, não é deslocada a partir da borda direita de o bloco que contém, por isso, os dois são coincidentes. Um raciocínio similar vale para<text:line-break/>a parte superior e inferior do elemento posicionado: a aresta exterior-topo é colocado a meio caminho<text:line-break/>abaixo do bloco que contém, mas o bordo exterior da base não é movido para cima do bot-<text:line-break/>tom. Isto leva a que é mostrado na Figura 1.</text:p>
      <text:p text:style-name="Standard"/>
      <text:p text:style-name="P2"><text:bookmark text:name="result_box5"/>Figura 1. Encher o quarto inferior direito do bloco contendo O que está representado na Figura 1, e na maior parte dos exemplos neste capítulo, é baseado em torno de posicionamento absoluto. Desde posição absoluta mento é o esquema mais simples em que para demonstrar como top,<text:line-break/>direita e inferior, e o trabalho esquerda, vamos ficar com isso por enquanto.<text:line-break/>Nota a área de fundo do elemento posicionado. Na Figura 1, que não tem margens,<text:line-break/>mas se isso acontecesse, eles iriam criar um espaço em branco entre as fronteiras e as bordas offset.<text:line-break/>Isto faria com que o elemento posicionado aparecer como se ele não encher completamente<text:line-break/>no trimestre inferior direito do bloco contendo. Na verdade, seria preencher a área, mas esta<text:line-break/>facto não é imediatamente visível a olho nu. Assim, os seguintes dois conjuntos de<text:line-break/>estilos teria aproximadamente a mesma aparência visual, assumindo que o con-<text:line-break/>bloco taining é 100em alta por 100em ampla:</text:p>
      <text:p text:style-name="P2"><text:bookmark text:name="result_box6"/>Mais uma vez, a semelhança iria ser apenas de natureza visual.<text:line-break/><text:soft-page-break/>Usando valores de diferença negativa, é possível posicionar um elemento fora do seu<text:line-break/>contendo bloco. Por exemplo, os seguintes valores irá conduzir ao resultado mostrado nas</text:p>
      <text:p text:style-name="Standard"/>
      <text:p text:style-name="P2"><text:bookmark text:name="result_box7"/>Figura 2. Posicionamento um elemento fora do seu bloco contendo<text:line-break/>Além dos valores percentuais de comprimento e, as propriedades de deslocamento também pode ser definida como auto, que é o valor padrão. Não há comportamento único para auto; que mudanças baseadas do tipo de posicionamento utilizados. Vamos explorar como auto funciona mais tarde, à medida que con-sider cada um dos tipos de posicionamento, por sua vez.<text:line-break/>Largura e altura<text:line-break/>Haverá muitos casos em que, após ter determinado onde você está indo para posicionar um<text:line-break/>elemento, você vai querer declarar o quão grande e quão alto esse elemento deve ser. Dentro<text:line-break/>Além disso, é provável que haja condições em que você vai querer limitar o quão alto ou largo um<text:line-break/>elemento posicionado recebe, para não mencionar os casos em que você deseja que o navegador para ir<text:line-break/>frente e calcular automaticamente a largura, a altura, ou ambos.<text:line-break/>Definir Largura e Altura<text:line-break/>Se você quiser dar o seu elemento posicionado uma largura específica, então o prop- óbvio<text:line-break/>erty a recorrer a é a largura. Da mesma forma, a altura vai deixar você declarar uma altura específica para um<text:line-break/>elemento posicionado.<text:line-break/>Embora seja por vezes importante para definir a largura e a altura de um elemento, que é<text:line-break/>nem sempre é necessário ao posicionar elementos. Por exemplo, se a colocação do<text:line-break/>quatro lados do elemento é descrito usando superior, direita, inferior e à esquerda, em seguida, o</text:p>
      <text:p text:style-name="P3"><text:bookmark text:name="result_box8"/>altura e largura do elemento são implicitamente determinada pelos deslocamentos. Assumir<text:line-break/>que queremos um elemento absolutamente posicionado para preencher a metade esquerda do seu contendo<text:line-break/>bloco, de cima para baixo. Nós poderíamos usar esses valores, com o resultado representado na Figu-<text:line-break/>Ure 3:</text:p>
      <text:p text:style-name="Standard"/>
      <text:p text:style-name="P3"><text:bookmark text:name="result_box10"/>Uma vez que o valor padrão de largura e altura é auto, o resultado mostrado na Figura 3<text:line-break/>é exatamente o mesmo que se tivéssemos utilizado os seguintes valores:<text:line-break/>top: 0; bottom: 0; left: 0; direita: 50%; width: 50%; altura: 100%;<text:line-break/>A presença de largura e altura, neste exemplo, acrescentam nada à disposição do<text:line-break/>elemento.<text:line-break/>Claro que, se tivéssemos de adicionar preenchimento, uma beira, ou uma margem para o elemento, então o<text:line-break/>presença de valores explícitos para a altura e largura poderia muito bem fazer a diferença:<text:line-break/>top: 0; bottom: 0; left: 0; direita: 50%; width: 50%; altura: 100%;<text:line-break/>padding: 2em;<text:line-break/>Isso nos dará um elemento posicionado que se estende para fora do bloco que contém, como<text:line-break/>mostrado na Figura 4.<text:line-break/>Isso acontece porque (por padrão), o preenchimento é adicionado à área de conteúdo, eo<text:line-break/>o tamanho da área de conteúdo é determinado pelos valores de altura e largura. A fim de obter<text:line-break/>o preenchimento queremos e ainda ter o elemento de ajuste dentro de seu bloco contendo, nós<text:line-break/>seria ou remover as declarações de altura e largura, definido explicitamente-los tanto para<text:line-break/>auto, ou definir a caixa-sizing para border-box.</text:p>
      <text:section text:style-name="Sect1" text:name="gt-res-tools">
        <text:p text:style-name="Standard"><text:line-break/><text:bookmark text:name="result_box11"/><text:span text:style-name="T3">Posicionamento absoluto</text:span><text:span text:style-name="T2"><text:line-break/>Como a maioria dos exemplos e figuras nas seções anteriores são exemplos de abso-<text:line-break/>posicionamento alaúde, você já está a meio caminho para a compreensão de como ele funciona. A maioria do que<text:line-break/></text:span><text:soft-page-break/><text:span text:style-name="T2">resta são os detalhes do que acontece quando o posicionamento absoluto é invocado.<text:line-break/>Contendo blocos e elementos posicionados absolutamente<text:line-break/>Quando um elemento é posicionado absolutamente, é completamente removido do documento<text:line-break/>fluxo mento. Em seguida, é posicionado em relação ao seu bloco que contém, e a sua margem<text:line-break/>bordas são colocados utilizando as propriedades de deslocamento (em cima, à esquerda, etc.). O elemento posicionado<text:line-break/>não flui em torno do conteúdo de outros elementos, nem o seu fluxo de conteúdo<text:line-break/>em torno do elemento posicionado. Isto implica que um elemento posicionado de forma absoluta<text:line-break/>podem sobrepor-se outros elementos, ou ser sobrepostos por eles. (Vamos ver como a afetar a<text:line-break/>fim sobreposição mais tarde.)<text:line-break/>O bloco contendo de um elemento posicionado de forma absoluta é o elemento ancestral mais próximo<text:line-break/>mento que tem um valor posição que não seja estática. É comum que um autor para escolher<text:line-break/>um elemento que irá servir como o bloco que contém para o elemento posicionado de forma absoluta<text:line-break/>mento e dar-lhe uma posição de relativa w</text:span></text:p>
        <text:p text:style-name="Standard"/>
        <text:p text:style-name="P3"><text:bookmark text:name="result_box12"/>Os elementos b em ambos os parágrafos foram posicionado de forma absoluta. A diferença é<text:line-break/>no bloco contendo utilizado para cada uma. O elemento b no primeiro parágrafo é<text:line-break/>posicionada em relação ao inicial contendo bloco, porque todo o seu ancestral elemento<text:line-break/>mentos têm uma posição de estática. O segundo parágrafo foi definido para a posição:<text:line-break/>relativa, por isso estabelece um bloco contendo para os seus descendentes.</text:p>
        <text:p text:style-name="Standard"/>
        <text:p text:style-name="P3"><text:bookmark text:name="result_box13"/>Figura 10. Usando o posicionamento relativo para definir contendo blocos<text:line-break/>Você provavelmente já notou que, nesse segundo parágrafo, o elemento posicionado sobrepõe<text:line-break/>alguns dos conteúdos de texto do parágrafo. Não há maneira de evitar isso, curta de posição<text:line-break/>namento do elemento b fora do parágrafo (usando um valor negativo para a direita ou<text:line-break/>um dos outros compensado propriedades) ou especificando um preenchimento para o parágrafo que é<text:line-break/>suficientemente larga para acomodar o elemento posicionado. Além disso, uma vez que o elemento b tem um<text:line-break/>fundo transparente, o texto do parágrafo mostra através do elemento posicionado.<text:line-break/>A única maneira de evitar isso é para definir um fundo para o elemento posicionado, ou então<text:line-break/>movê-lo para fora do ponto inteiramente.<text:line-break/>Às vezes você vai querer garantir que o elemento do corpo estabelece um contendo<text:line-break/>bloquear para todos os seus descendentes, em vez de permitir que o agente usuário para escolher um con- inicial<text:line-break/>bloco taining. Isto é tão simples como declarando:</text:p>
        <text:section text:style-name="Sect1" text:name="Section1">
          <text:p text:style-name="Standard"/>
          <text:p text:style-name="P3"><text:bookmark text:name="result_box14"/>Nesse documento, você pode cair em um ponto posicionado de forma absoluta, como se-<text:line-break/>baixos, e obter um resultado como o mostrado na Figura 11:<text:line-break/>&lt;P style = "position: absolute; top: 0; direita: 25%; esquerdo: 25%; bottom:<text:line-break/>auto; width: 50%; height: auto; background: prata; "&gt;<text:line-break/>...<text:line-break/>&lt;/ P&gt;<text:line-break/>O ponto está agora posicionada no início do documento, metade da largura<text:line-break/>como a largura do documento e substituindo outros conteúdos.<text:line-break/>16<text:line-break/>|<text:line-break/>posicionamento<text:line-break/>www.it-ebooks.info<text:line-break/>Figura 11. Posicionamento um elemento cuja contendo bloco é o elemento raiz<text:line-break/><text:soft-page-break/>Um ponto importante a destacar é que quando um elemento é posicionado de forma absoluta, ele<text:line-break/>estabelece um bloco contendo para os seus elementos descendentes. Por exemplo, podemos abso-<text:line-break/>lutely posicionar um elemento e, em seguida, absolutamente posicionar um dos seus filhos, como mostrado<text:line-break/>na Figura 12, o qual foi gerado usando os seguintes estilos e marcação básica:<text:line-break/>div {position: rela</text:p>
          <text:p text:style-name="Standard"/>
          <text:p text:style-name="Standard"/>
          <text:p text:style-name="P3"><text:bookmark text:name="result_box15"/>Lembre-se que se o documento é rolada, os elementos posicionados absolutamente vai<text:line-break/>vá para a direita junto com ele. Isto é verdade para todos os elementos posicionados absolutamente que não são<text:line-break/>descendentes de posições fixas ou sticky-posicionar elementos.<text:line-break/>Isso acontece porque, por fim, os elementos são posicionados em relação a alguns-<text:line-break/>coisa que é parte do fluxo normal. Por exemplo, se absolutamente posicionar uma tabela,<text:line-break/>e seu bloco contendo é a inicial contendo bloco, em seguida, ele irá rolar porque o<text:line-break/>bloco contendo inicial é parte do fluxo normal, e, assim, ele rola.<text:line-break/>Se você deseja posicionar elementos de modo que eles são colocados em relação à janela de exibição e<text:line-break/>não rolar juntamente com o resto do documento, continue lendo. A próxima seção<text:line-break/>no posicionamento fixo tem as respostas que procuram.</text:p>
          <text:p text:style-name="P3"/>
          <text:p text:style-name="P3"><text:bookmark text:name="result_box16"/><text:span text:style-name="T1">Auto-arestas<text:line-break/></text:span>Quando absolutamente posicionar um elemento, há um comportamento especial que se aplica quando qualquer um dos outros que a parte inferior propriedades de deslocamento é definido como auto. Vamos dar superior como um exemple. Considere o seguinte:<text:line-break/>&lt;P&gt;<text:line-break/>Quando consideramos o efeito de posicionamento, torna-se rapidamente claro que<text:line-break/>os autores podem fazer uma grande quantidade de danos à disposição, assim como eles podem fazer muito<text:line-break/>coisas interessantes &lt;span style = "position:. absoluta; top: auto;<text:line-break/>left: 0; "&gt; [4] &lt;/ span&gt; Este é geralmente o caso com tecnologias úteis:<text:line-break/>a espada tem sempre, pelo menos, duas bordas, ambos afiado.<text:line-break/>&lt;/ P&gt;<text:line-break/>O que deve acontecer? Para a esquerda, é fácil: a borda esquerda do elemento deve ser colocado<text:line-break/>junto à margem esquerda do seu bloco contendo (que nós assumimos aqui para ser a inicial<text:line-break/>contendo bloco). Para top, no entanto, algo muito mais interessante acontece. o<text:line-break/>parte superior do elemento posicionado deve estar alinhada com o local onde seu topo teria<text:line-break/>sido se não foram posicionados em tudo. Em outras palavras, imagine onde o espaço seria<text:line-break/>foram colocados se o seu valor de posição eram estáticas; esta é a sua posição estática-a<text:line-break/>local onde a sua borda superior deve ser calculada para se sentar. CSS 2.1 tinha a dizer sobre<text:line-break/>posições estáticas:<text:line-break/>o termo "posição estática" (de um elemento) refere-se, mais ou menos, para a posição de um elemento<text:line-break/>teria tido no fluxo normal. Mais precisamente: a posição estática para cima é o<text:line-break/>distância a partir da borda superior do bloco com a borda superior de uma margem<text:line-break/>caixa de hipotética que teria sido a primeira caixa do elemento, se a sua posi especificado<text:line-break/>valor ção tinha sido estático e float especificada tinha sido nenhum e seu especificada<text:line-break/>clara tinha sido nenhum ... O valor é negativo se a caixa hipotética está acima do con-<text:line-break/>bloco taining.</text:p>
          <text:p text:style-name="P3"/>
          <text:section text:style-name="Sect1" text:name="Section2">
            <text:p text:style-name="Standard"/>
          </text:section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7T14:09:15</meta:creation-date>
    <dc:date>2016-07-07T23:45:20</dc:date>
    <meta:editing-duration>PT9H33M1S</meta:editing-duration>
    <meta:editing-cycles>4</meta:editing-cycles>
    <meta:generator>LibreOffice/3.5$Linux_x86 LibreOffice_project/350m1$Build-2</meta:generator>
    <meta:document-statistic meta:table-count="0" meta:image-count="0" meta:object-count="0" meta:page-count="6" meta:paragraph-count="40" meta:word-count="3105" meta:character-count="18935" meta:non-whitespace-character-count="15838"/>
  </office:meta>
</office:document-meta>
</file>